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-left="0.5pt solid #000000" fo:border-right="0.5pt solid #000000" fo:border-top="0.5pt solid #000000" fo:border-bottom="none"/>
    </style:style>
    <style:style style:name="Tabe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-left="0.5pt solid #000000" fo:border-right="0.5pt solid #000000" fo:border-top="0.5pt solid #000000" fo:border-bottom="none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padding="0.097cm" fo:border="0.5pt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Table_20_Contents">
      <style:text-properties fo:language="pt" fo:country="BR"/>
    </style:style>
    <style:style style:name="P3" style:family="paragraph" style:parent-style-name="Table_20_Contents">
      <style:text-properties fo:language="pt" fo:country="BR" officeooo:paragraph-rsid="0014de9f"/>
    </style:style>
    <style:style style:name="P4" style:family="paragraph" style:parent-style-name="Table_20_Contents">
      <style:text-properties fo:language="pt" fo:country="BR" officeooo:rsid="0014de9f" officeooo:paragraph-rsid="0014de9f"/>
    </style:style>
    <style:style style:name="P5" style:family="paragraph" style:parent-style-name="Table_20_Contents">
      <style:text-properties officeooo:rsid="0014de9f" officeooo:paragraph-rsid="0014de9f"/>
    </style:style>
    <style:style style:name="P6" style:family="paragraph" style:parent-style-name="Table_20_Contents">
      <style:text-properties officeooo:rsid="00172c6b" officeooo:paragraph-rsid="00172c6b"/>
    </style:style>
    <style:style style:name="P7" style:family="paragraph" style:parent-style-name="Table_20_Contents">
      <style:text-properties officeooo:rsid="0018f278" officeooo:paragraph-rsid="0018f278"/>
    </style:style>
    <style:style style:name="T1" style:family="text">
      <style:text-properties officeooo:rsid="0014de9f"/>
    </style:style>
    <style:style style:name="T2" style:family="text">
      <style:text-properties officeooo:rsid="0018f278"/>
    </style:style>
    <style:style style:name="T3" style:family="text">
      <style:text-properties officeooo:rsid="00190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ngestion control method of SDN data center based on reinforcement learning</text:p>
      <text:p text:style-name="P1"/>
      <text:p text:style-name="P1">1 INTRODUCTION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Foco em data centers <text:span text:style-name="T1">network (DCN), </text:span></text:p>
            <text:p text:style-name="P3">que tiveram suas demandas de dados ampliadas principalmente por causa do big data.</text:p>
            <text:p text:style-name="P3"/>
            <text:p text:style-name="P4">SDN – Separação do plano de controle do plano de dados</text:p>
            <text:p text:style-name="P2"/>
            <text:p text:style-name="P2"/>
          </table:table-cell>
        </table:table-row>
      </table:table>
      <text:p text:style-name="P1">2 | RELATED WORK</text:p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Destaca a ausência de inteligência</text:p>
          </table:table-cell>
        </table:table-row>
      </table:table>
      <text:p text:style-name="P1"/>
      <text:p text:style-name="P1"/>
      <text:p text:style-name="P1">3 | PROBLEM DESCRIPTION</text:p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3.1 | Reinforcement learning model</text:p>
            <text:p text:style-name="P6">Baseado na taxa de ocupação dos links, <text:span text:style-name="T2">que é o estado. </text:span><text:span text:style-name="T3">Sem Deep Reinforcement Learning</text:span></text:p>
            <text:p text:style-name="P6"/>
            <text:p text:style-name="P6"/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3.2 | Problem description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  <text:p text:style-name="P1"/>
      <text:p text:style-name="P1">4 | ALGORITHMS</text:p>
      <text:p text:style-name="P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Table_20_Contents">4.1 | Improved Q‐learning algorithm</text:p>
            <text:p text:style-name="P7">Os episódios paream se houver congestionamento e se atualiza a Q, caso não haja</text:p>
            <text:p text:style-name="P7">Considera a recompensa para todas as possibilidades de roteamento</text:p>
            <text:p text:style-name="P7"/>
          </table:table-cell>
        </table:table-row>
        <table:table-row>
          <table:table-cell table:style-name="Tabela4.A2" office:value-type="string">
            <text:p text:style-name="Table_20_Contents">4.2 | Improved Sarsa algorithm</text:p>
          </table:table-cell>
        </table:table-row>
      </table:table>
      <text:p text:style-name="P1"/>
      <text:p text:style-name="P1"/>
      <text:p text:style-name="P1">5 | TEST AND RESULT ANALYSIS</text:p>
      <text:p text:style-name="P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1T12:36:06.459000000</dc:date>
    <meta:editing-duration>PT1H52M44S</meta:editing-duration>
    <meta:editing-cycles>6</meta:editing-cycles>
    <meta:generator>LibreOffice/7.4.2.3$Windows_X86_64 LibreOffice_project/382eef1f22670f7f4118c8c2dd222ec7ad009daf</meta:generator>
    <meta:document-statistic meta:table-count="5" meta:image-count="0" meta:object-count="0" meta:page-count="1" meta:paragraph-count="17" meta:word-count="122" meta:character-count="733" meta:non-whitespace-character-count="626"/>
  </office:meta>
</office:document-meta>
</file>